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Título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end"/>
    </style:style>
    <style:style style:name="P3" style:parent-style-name="Normal" style:family="paragraph">
      <style:paragraph-properties fo:text-align="end"/>
    </style:style>
    <style:style style:name="P4" style:parent-style-name="Normal" style:family="paragraph">
      <style:paragraph-properties fo:text-align="end"/>
    </style:style>
    <style:style style:name="P5" style:parent-style-name="Normal" style:family="paragraph">
      <style:paragraph-properties fo:text-align="end"/>
    </style:style>
    <style:style style:name="P6" style:parent-style-name="Normal" style:family="paragraph">
      <style:paragraph-properties fo:text-align="end"/>
    </style:style>
    <style:style style:name="P7" style:parent-style-name="Normal" style:family="paragraph">
      <style:paragraph-properties fo:text-align="end"/>
    </style:style>
    <style:style style:name="P8" style:parent-style-name="Normal" style:family="paragraph">
      <style:paragraph-properties fo:text-align="end"/>
    </style:style>
    <style:style style:name="P9" style:parent-style-name="Normal" style:family="paragraph">
      <style:paragraph-properties fo:text-align="end"/>
    </style:style>
    <style:style style:name="P10" style:parent-style-name="Normal" style:family="paragraph">
      <style:paragraph-properties fo:text-align="end"/>
    </style:style>
    <style:style style:name="P11" style:parent-style-name="Normal" style:family="paragraph">
      <style:paragraph-properties fo:text-align="end"/>
    </style:style>
    <style:style style:name="P12" style:parent-style-name="Normal" style:family="paragraph">
      <style:paragraph-properties fo:text-align="end"/>
    </style:style>
    <style:style style:name="P13" style:parent-style-name="Normal" style:family="paragraph">
      <style:paragraph-properties fo:text-align="end"/>
    </style:style>
  </office:automatic-styles>
  <office:body>
    <office:text text:use-soft-page-breaks="true">
      <text:p text:style-name="P1">Diálogos del alcalde</text:p>
      <text:h text:style-name="Título1" text:outline-level="1">Diálogos genéricos:</text:h>
      <text:h text:style-name="Título2" text:outline-level="2">Diálogo 1:</text:h>
      <text:p text:style-name="Normal">Buenos días fresita, ¿Qué tal la<text:s/>mañana?</text:p>
      <text:p text:style-name="P2">Buenos días alcalde, acabo de abrir hace poco asique bien por el momento.</text:p>
      <text:p text:style-name="Normal">Pasaba por aquí para tomar algo, hay que empezar bien el día, ¿no?</text:p>
      <text:p text:style-name="P3">Muy bien, ¿Qué le pongo?</text:p>
      <text:p text:style-name="Normal">En realidad, no tengo la menor idea, ponme un (bebida) por ejemplo.</text:p>
      <text:p text:style-name="Normal">(Servir) Muchas gracias fresita, cóbreme.</text:p>
      <text:p text:style-name="Normal">(No servir)<text:s/>¿Ahora mismo no puede?</text:p>
      <text:p text:style-name="P4">No hay de qué (Good)</text:p>
      <text:p text:style-name="P5">Bueno, ciertamente has pedido justo lo que no me queda (Bad)</text:p>
      <text:p text:style-name="Normal">(Good)</text:p>
      <text:p text:style-name="P6"/>
      <text:p text:style-name="Normal"/>
      <text:h text:style-name="Título2" text:outline-level="2">Diálogo 2:</text:h>
      <text:h text:style-name="Título2" text:outline-level="2">Diálogo 3:</text:h>
      <text:h text:style-name="Título2" text:outline-level="2">Diálogo 4:</text:h>
      <text:h text:style-name="Título1" text:outline-level="1">Diálogos NO genéricos:</text:h>
      <text:h text:style-name="Título2" text:outline-level="2">Diálogo 5:</text:h>
      <text:p text:style-name="Normal">Dulce fresa de<text:s/>buena mañana. ¿Tienes algo para ahogar penas... o pistas?</text:p>
      <text:p text:style-name="P7">Depende. ¿Vienes como cliente, como alcalde… o como sabueso?</text:p>
      <text:p text:style-name="Normal">¿Sabes? Hoy han encontrado otro cuerpo cerca del lago. A este paso, me voy a quedar sin vecinos con quién brindar.</text:p>
      <text:p text:style-name="P8">Qué tragedia... aunque a veces pienso que este pueblo siempre tuvo algo podrido bajo la piel.</text:p>
      <text:soft-page-break/>
      <text:p text:style-name="Normal">¿Y tú cómo lo sabes? No sueles salir del bar...</text:p>
      <text:p text:style-name="Normal">(diálogo)Dime, Julián… ¿dónde estabas anoche a eso de las tres?</text:p>
      <text:p text:style-name="P9">Responder (Good)</text:p>
      <text:p text:style-name="P10">No responder (Bad)</text:p>
      <text:p text:style-name="P11">Estaba aquí, como cada noche. Sirviendo bourbon a un camionero que no deja propina. Puedes revisar la cámara de seguridad.<text:s/>(Good)</text:p>
      <text:p text:style-name="P12">¿A las tres? Qué pregunta tan... específica. ¿Desde cuándo tengo que darte explicaciones?<text:s/>(Bad)</text:p>
      <text:p text:style-name="Normal">(Good)Eso me gusta. Preciso, directo. A veces olvido que no todo el mundo en este pueblo es un mentiroso.</text:p>
      <text:p text:style-name="Normal">(Bad)<text:s/>Vaya. Qué reacción tan teatral… ¿Seguro que no te va el drama más que servir copas?</text:p>
      <text:p text:style-name="Normal">(Bebida)Bueno, vamos a lo que importa. Ponme un<text:s/>(bebida), que esta noche necesito frescura y olvido.</text:p>
      <text:p text:style-name="P13"/>
      <text:soft-page-break/>
      <text:h text:style-name="Título2" text:outline-level="2">Diálogo 6:</text:h>
      <text:h text:style-name="Título2" text:outline-level="2">Diálogo 7:</text:h>
      <text:h text:style-name="Título2" text:outline-level="2">Diálogo 8:</text:h>
      <text:h text:style-name="Título2" text:outline-level="2">Diálogo 9:</text:h>
      <text:h text:style-name="Título2" text:outline-level="2">Diálogo 10:</text:h>
      <text:h text:style-name="Título2" text:outline-level="2">Diálogo 11:</text:h>
      <text:h text:style-name="Título2" text:outline-level="2">Diálogo 12:</text:h>
      <text:h text:style-name="Título2" text:outline-level="2">Diálogo 13:</text:h>
      <text:h text:style-name="Título2" text:outline-level="2">Diálogo 14:</text:h>
      <text:h text:style-name="Título2" text:outline-level="2">Diálogo 15:</text:h>
      <text:h text:style-name="Título2" text:outline-level="2">Diálogo 16:</text:h>
      <text:h text:style-name="Título2" text:outline-level="2">Diálogo 17:</text:h>
      <text:h text:style-name="Título2" text:outline-level="2">Diálogo 18:</text:h>
      <text:h text:style-name="Título2" text:outline-level="2">Diálogo 19:</text:h>
      <text:h text:style-name="Título2" text:outline-level="2">Diálogo 20: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íctor Martínez Moreno</meta:initial-creator>
    <dc:creator>Víctor Martínez Moreno</dc:creator>
    <meta:creation-date>2025-04-05T18:29:00Z</meta:creation-date>
    <dc:date>2025-04-05T20:10:00Z</dc:date>
    <meta:template xlink:href="Normal" xlink:type="simple"/>
    <meta:editing-cycles>8</meta:editing-cycles>
    <meta:editing-duration>PT4920S</meta:editing-duration>
    <meta:document-statistic meta:page-count="3" meta:paragraph-count="3" meta:word-count="269" meta:character-count="1750" meta:row-count="12" meta:non-whitespace-character-count="1484"/>
  </office:meta>
</office:document-meta>
</file>